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5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95cm" svg:x="6.128cm" svg:y="18.305cm">
          <draw:text-box>
            <text:p/>
          </draw:text-box>
        </draw:frame>
        <draw:frame draw:style-name="gr34" draw:layer="layout" svg:width="0.502cm" svg:height="1.195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 text:style-name="P22">name='ecor1'</text:p>
              <text:p text:style-name="P22">seq='gaattc' </text:p>
            </draw:text-box>
          </draw:frame>
          <draw:frame draw:style-name="gr52" draw:text-style-name="P22" draw:layer="layout" svg:width="3.546cm" svg:height="1.207cm" svg:x="4.136cm" svg:y="6.286cm">
            <draw:text-box>
              <text:p text:style-name="P22">name ='bamh1'</text:p>
              <text:p text:style-name="P22">seq= 'ggatcc' </text:p>
            </draw:text-box>
          </draw:frame>
          <draw:frame draw:style-name="gr52" draw:text-style-name="P22" draw:layer="layout" svg:width="3.427cm" svg:height="1.207cm" svg:x="7.737cm" svg:y="6.688cm">
            <draw:text-box>
              <text:p text:style-name="P22">name = 'hind3'</text:p>
              <text:p text:style-name="P22">seq = 'aagctt' 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58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47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07T10:14:30.430926841</dc:date>
    <meta:editing-duration>PT6H29M30S</meta:editing-duration>
    <meta:editing-cycles>29</meta:editing-cycles>
    <meta:generator>LibreOffice/4.2.4.2$Linux_X86_64 LibreOffice_project/420m0$Build-2</meta:generator>
    <dc:creator>bertrand Neron</dc:creator>
    <meta:document-statistic meta:object-count="482"/>
  </office:meta>
</office:document-meta>
</file>